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20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20pt" fo:font-weight="normal" fo:background-color="transparent" style:font-name-asian="Calibri1" style:font-name-complex="Calibri1"/>
    </style:style>
    <style:style style:name="T3" style:family="text">
      <style:text-properties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64"/></text:span><text:span text:style-name="T2">PYTHON PROJECT</text:span></text:p>
      <text:p text:style-name="P2"/>
      <text:p text:style-name="P3">NAME:MAYANK JAIN</text:p>
      <text:p text:style-name="P3">ENROLL: 151322</text:p>
      <text:p text:style-name="P3">BATCH:B4</text:p>
      <text:p text:style-name="P3">first click on 151322 SHOPING APP. then you have to create a account, if you already have a account <text:s/>you can directly login through that. After Login click on item(image) which you want to buy then a window will appear then click <text:s/>on buy button to buy.</text:p>
      <text:p text:style-name="P3">To create account click <text:s/>on Create Account Button enter your id and password <text:s/>and confirm it <text:s/>,if you successful created user then a message will appear click OK</text:p>
      <text:p text:style-name="P3">then LOGIN your account through your id and password and enjoy the app</text:p>
      <text:p text:style-name="P3"><text:s text:c="2"/><text:span text:style-name="T3">NOTE: Once you create a user <text:s/>you can <text:s/>login <text:s/>it after <text:s/>closing the <text:s/>app. You have no need to create <text:s/>new user <text:s/>every <text:s/>time you can <text:s/>login through your id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5T12:34:53.02</dc:date>
    <meta:editing-duration>PT5M50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8" meta:word-count="125" meta:character-count="757"/>
  </office:meta>
</office:document-meta>
</file>